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iano-title">
      <style:graphic-properties fo:min-height="2.6cm" loext:decorative="false"/>
      <style:paragraph-properties style:writing-mode="lr-tb"/>
    </style:style>
    <style:style style:name="pr2" style:family="presentation" style:parent-style-name="Piano-subtitle">
      <style:graphic-properties draw:fill-color="#ffffff" fo:min-height="4.676cm" loext:decorative="false"/>
      <style:paragraph-properties style:writing-mode="lr-tb"/>
    </style:style>
    <style:style style:name="pr3" style:family="presentation" style:parent-style-name="Piano-notes">
      <style:graphic-properties draw:fill-color="#ffffff" fo:min-height="14cm" loext:decorative="false"/>
      <style:paragraph-properties style:writing-mode="lr-tb"/>
    </style:style>
    <style:style style:name="pr4" style:family="presentation" style:parent-style-name="Piano1-title">
      <style:graphic-properties fo:min-height="1.55cm" loext:decorative="false"/>
      <style:paragraph-properties style:writing-mode="lr-tb"/>
    </style:style>
    <style:style style:name="pr5" style:family="presentation" style:parent-style-name="Piano1-outline1">
      <style:graphic-properties fo:min-height="9.135cm" loext:decorative="false"/>
      <style:paragraph-properties style:writing-mode="lr-tb"/>
    </style:style>
    <style:style style:name="pr6" style:family="presentation" style:parent-style-name="Piano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2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4.676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draw:frame presentation:style-name="pr4" draw:layer="layout" svg:width="26cm" svg:height="1.55cm" svg:x="1cm" svg:y="0.225cm" presentation:class="title" presentation:placeholder="true">
          <draw:text-box/>
        </draw:frame>
        <draw:frame presentation:style-name="pr5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6" draw:display-name="Gradient 16" draw:style="linear" draw:start-color="#ffffff" draw:end-color="#c9c9c9" draw:start-intensity="100%" draw:end-intensity="100%" draw:angle="270deg" draw:border="50%">
      <loext:gradient-stop svg:offset="0" loext:color-type="rgb" loext:color-value="#ffffff"/>
      <loext:gradient-stop svg:offset="1" loext:color-type="rgb" loext:color-value="#c9c9c9"/>
    </draw:gradient>
    <draw:gradient draw:name="Gradient_20_21" draw:display-name="Gradient 21" draw:style="linear" draw:start-color="#000000" draw:end-color="#cccccc" draw:start-intensity="100%" draw:end-intensity="100%" draw:angle="90deg" draw:border="20%">
      <loext:gradient-stop svg:offset="0" loext:color-type="rgb" loext:color-value="#000000"/>
      <loext:gradient-stop svg:offset="1" loext:color-type="rgb" loext:color-value="#ccccc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stroke="none"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075cm" fo:margin-bottom="0cm" fo:text-indent="0cm"/>
    </style:style>
    <style:style style:name="Piano-outline6" style:family="presentation" style:parent-style-name="Piano-outline5"/>
    <style:style style:name="Piano-outline7" style:family="presentation" style:parent-style-name="Piano-outline6"/>
    <style:style style:name="Piano-outline8" style:family="presentation" style:parent-style-name="Piano-outline7"/>
    <style:style style:name="Piano-outline9" style:family="presentation" style:parent-style-name="Piano-outline8"/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075cm" fo:margin-bottom="0cm" fo:text-indent="0cm"/>
    </style:style>
    <style:style style:name="Piano1-outline6" style:family="presentation" style:parent-style-name="Piano1-outline5"/>
    <style:style style:name="Piano1-outline7" style:family="presentation" style:parent-style-name="Piano1-outline6"/>
    <style:style style:name="Piano1-outline8" style:family="presentation" style:parent-style-name="Piano1-outline7"/>
    <style:style style:name="Piano1-outline9" style:family="presentation" style:parent-style-name="Piano1-outline8"/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svg:stroke-width="0.035cm" svg:stroke-color="#7b7b7b" draw:marker-start-width="0.252cm" draw:marker-end-width="0.252cm" draw:fill="gradient" draw:fill-gradient-name="Gradient_20_16" draw:gradient-step-count="0" loext:fill-use-slide-background="false" draw:textarea-horizontal-align="justify" draw:textarea-vertical-align="middle" draw:auto-grow-height="false" fo:min-height="6.699cm" fo:min-width="1.332cm" fo:padding-top="0.142cm" fo:padding-bottom="0.142cm" fo:padding-left="0.267cm" fo:padding-right="0.267cm" loext:decorative="false"/>
    </style:style>
    <style:style style:name="Mgr5" style:family="graphic" style:parent-style-name="standard">
      <style:graphic-properties svg:stroke-width="0.053cm" svg:stroke-color="#000000" draw:marker-start-width="0.279cm" draw:marker-end-width="0.279cm" draw:fill="gradient" draw:fill-color="#000000" draw:fill-gradient-name="Gradient_20_21" draw:gradient-step-count="0" draw:textarea-horizontal-align="justify" draw:textarea-vertical-align="middle" draw:auto-grow-height="false" fo:min-height="3.728cm" fo:min-width="0.546cm" fo:padding-top="0.151cm" fo:padding-bottom="0.151cm" fo:padding-left="0.276cm" fo:padding-right="0.276cm" loext:decorative="false"/>
    </style:style>
    <style:style style:name="Mgr6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.007cm" fo:min-width="0.546cm" fo:padding-top="0.151cm" fo:padding-bottom="0.151cm" fo:padding-left="0.276cm" fo:padding-right="0.276cm" loext:decorative="false"/>
    </style:style>
    <style:style style:name="Mgr7" style:family="graphic" style:parent-style-name="Filled">
      <style:graphic-properties draw:stroke="none" draw:fill="solid" draw:fill-color="#000000" draw:textarea-vertical-align="middle" fo:min-height="0cm" fo:min-width="0cm" loext:decorative="false"/>
    </style:style>
    <style:style style:name="Mgr8" style:family="graphic" style:parent-style-name="standard">
      <style:graphic-properties draw:stroke="none" draw:fill-color="#ffffff" draw:opacity="30%" draw:textarea-horizontal-align="justify" draw:textarea-vertical-align="middle" draw:auto-grow-height="false" loext:decorative="false"/>
    </style:style>
    <style:style style:name="Mgr9" style:family="graphic">
      <style:graphic-properties loext:decorative="false"/>
    </style:style>
    <style:style style:name="Mgr10" style:family="graphic" style:parent-style-name="standard">
      <style:graphic-properties draw:stroke="none" draw:fill="solid" draw:fill-color="#cacaca" loext:decorative="false"/>
    </style:style>
    <style:style style:name="Mpr1" style:family="presentation" style:parent-style-name="Piano-backgroundobjects">
      <style:graphic-properties draw:fill="none" draw:fill-color="#ffffff" fo:min-height="1.086cm" loext:decorative="false"/>
      <style:paragraph-properties style:writing-mode="lr-tb"/>
    </style:style>
    <style:style style:name="Mpr2" style:family="presentation" style:parent-style-name="Piano-backgroundobjects">
      <style:graphic-properties draw:fill="none" draw:fill-color="#ffffff" fo:min-height="1.484cm" loext:decorative="false"/>
      <style:paragraph-properties style:writing-mode="lr-tb"/>
    </style:style>
    <style:style style:name="Mpr3" style:family="presentation" style:parent-style-name="Pian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Piano1-backgroundobjects">
      <style:graphic-properties draw:fill="none" draw:fill-color="#ffffff" fo:min-height="1.086cm" loext:decorative="false"/>
      <style:paragraph-properties style:writing-mode="lr-tb"/>
    </style:style>
    <style:style style:name="Mpr5" style:family="presentation" style:parent-style-name="Piano1-backgroundobjects">
      <style:graphic-properties draw:fill="none" draw:fill-color="#ffffff" fo:min-height="1.484cm" loext:decorative="false"/>
      <style:paragraph-properties style:writing-mode="lr-tb"/>
    </style:style>
    <style:style style:name="Mpr6" style:family="presentation" style:parent-style-name="Piano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6" draw:gradient-step-count="0"/>
    </style:style>
    <style:style style:name="MP6" style:family="paragraph">
      <loext:graphic-properties draw:fill="gradient" draw:fill-color="#000000" draw:fill-gradient-name="Gradient_20_21" draw:gradient-step-count="0"/>
    </style:style>
    <style:style style:name="MP7" style:family="paragraph">
      <loext:graphic-properties draw:fill-color="#000000"/>
    </style:style>
    <style:style style:name="MP8" style:family="paragraph">
      <loext:graphic-properties draw:fill="solid" draw:fill-color="#000000"/>
    </style:style>
    <style:style style:name="MP9" style:family="paragraph">
      <loext:graphic-properties draw:fill-color="#ffffff" draw:opacity="30%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solid" draw:fill-color="#cacaca"/>
    </style:style>
    <style:style style:name="MT1" style:family="text">
      <style:text-properties fo:color="#eeeeee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ian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layout" svg:width="1.867cm" svg:height="7cm" svg:x="26.133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6cm" svg:height="7cm" svg:x="24.267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22.4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20.533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6cm" svg:height="7cm" svg:x="18.667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16.8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14.933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6cm" svg:height="7cm" svg:x="13.067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11.2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9.333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6cm" svg:height="7cm" svg:x="7.467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5.6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3.733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6cm" svg:height="7cm" svg:x="1.867cm" svg:y="8.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5" draw:layer="layout" svg:width="1.867cm" svg:height="7cm" svg:x="0cm" svg:y="8.75cm">
          <text:p/>
          <draw:enhanced-geometry svg:viewBox="0 0 21600 21600" draw:type="rectangle" draw:enhanced-path="M 0 0 L 21600 0 21600 21600 0 21600 0 0 Z N"/>
        </draw:custom-shape>
        <draw:g draw:style-name="Mgr3">
          <draw:custom-shape draw:style-name="Mgr5" draw:text-style-name="MP6" draw:layer="layout" svg:width="1.098cm" svg:height="4.03cm" svg:x="1.316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1.316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3.182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3.182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6.916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6.916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8.782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8.782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10.649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10.649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14.382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14.382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16.249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16.249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19.982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19.982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21.849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21.849cm" svg:y="8.75cm">
            <text:p/>
            <draw:enhanced-geometry svg:viewBox="0 0 21600 21600" draw:type="rectangle" draw:enhanced-path="M 0 0 L 21600 0 21600 21600 0 21600 0 0 Z N"/>
          </draw:custom-shape>
        </draw:g>
        <draw:g draw:style-name="Mgr3">
          <draw:custom-shape draw:style-name="Mgr5" draw:text-style-name="MP6" draw:layer="layout" svg:width="1.098cm" svg:height="4.03cm" svg:x="23.716cm" svg:y="9.05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7" draw:layer="layout" svg:width="1.098cm" svg:height="0.309cm" svg:x="23.716cm" svg:y="8.75cm">
            <text:p/>
            <draw:enhanced-geometry svg:viewBox="0 0 21600 21600" draw:type="rectangle" draw:enhanced-path="M 0 0 L 21600 0 21600 21600 0 21600 0 0 Z N"/>
          </draw:custom-shape>
        </draw:g>
      </draw:g>
      <draw:custom-shape draw:style-name="Mgr7" draw:text-style-name="MP8" draw:layer="backgroundobjects" svg:width="28cm" svg:height="8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9" draw:layer="backgroundobjects" svg:width="24.5cm" svg:height="2.1cm" svg:x="1.75cm" svg:y="0.85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2cm" svg:height="2.6cm" svg:x="1.4cm" svg:y="0.6cm" presentation:class="title" presentation:placeholder="true">
        <draw:text-box/>
      </draw:frame>
      <draw:frame presentation:style-name="Piano-outline1" draw:layer="backgroundobjects" svg:width="25.2cm" svg:height="4.676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cm" svg:y="14.35cm" presentation:class="date-time">
        <draw:text-box>
          <text:p text:style-name="MP1"><presentation:date-time/></text:p>
        </draw:text-box>
      </draw:frame>
      <draw:frame presentation:style-name="Mpr1" draw:text-style-name="MP11" draw:layer="backgroundobjects" svg:width="8.875cm" svg:height="1.086cm" svg:x="9.563cm" svg:y="14.348cm" presentation:class="footer">
        <draw:text-box>
          <text:p text:style-name="MP10"><presentation:footer/></text:p>
        </draw:text-box>
      </draw:frame>
      <draw:frame presentation:style-name="Mpr1" draw:text-style-name="MP4" draw:layer="backgroundobjects" svg:width="6.523cm" svg:height="1.086cm" svg:x="20.477cm" svg:y="14.3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Piano-title" draw:layer="backgroundobjects" svg:width="17cm" svg:height="9.56cm" svg:x="2cm" svg:y="2.5cm" presentation:class="page"/>
        <draw:frame presentation:style-name="Piano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ano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8" draw:layer="backgroundobjects" svg:width="28cm" svg:height="2cm" svg:x="0cm" svg:y="0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1.55cm" svg:x="1cm" svg:y="0.225cm" presentation:class="title" presentation:placeholder="true">
        <draw:text-box/>
      </draw:frame>
      <draw:custom-shape draw:style-name="Mgr7" draw:text-style-name="MP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23cm" svg:height="1.086cm" svg:x="1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1" draw:layer="backgroundobjects" svg:width="8.875cm" svg:height="1.086cm" svg:x="9.563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477cm" svg:y="14.35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9">
        <draw:path draw:style-name="Mgr10" draw:text-style-name="MP12" draw:layer="layout" svg:width="1.245cm" svg:height="1.22cm" svg:x="9.983cm" svg:y="13.018cm" svg:viewBox="0 0 1246 1221" svg:d="M496 996c4 35-4 70-23 103-19 32-47 61-83 82s-78 35-121 39c-44 4-88-1-127-14-39-14-73-36-98-64s-40-62-43-97c-4-35 4-70 23-103 19-32 47-61 83-82s78-35 122-39c37-4 75-1 110 9v-444-271-1l907-114v271h-2v650c0 2 0 4 0 7 4 35-4 70-23 103-19 32-47 61-83 82s-78 35-121 39c-44 4-88-1-127-14-39-14-73-36-98-64s-40-62-43-97c-4-35 4-70 23-103 19-32 47-61 83-82s78-35 122-39c38-4 76 0 112 10v-472l-594 75v617c0 4 1 8 1 13z">
          <text:p/>
        </draw:path>
        <draw:path draw:style-name="Mgr10" draw:text-style-name="MP12" draw:layer="layout" svg:width="1.245cm" svg:height="1.22cm" svg:x="12.071cm" svg:y="12.108cm" svg:viewBox="0 0 1246 1221" svg:d="M496 996c4 35-4 70-23 103-19 32-47 61-83 82s-78 35-121 39c-44 4-88-1-127-14-39-14-73-36-98-64s-40-62-43-97c-4-35 4-70 23-103 19-32 47-61 83-82s78-35 122-39c37-4 75-1 110 9v-444-271-1l907-114v271h-2v650c0 2 0 4 0 7 4 35-4 70-23 103-19 32-47 61-83 82s-78 35-121 39c-44 4-88-1-127-14-39-14-73-36-98-64s-40-62-43-97c-4-35 4-70 23-103 19-32 47-61 83-82s78-35 122-39c38-4 76 0 112 10v-472l-594 75v617c0 4 1 8 1 13z">
          <text:p/>
        </draw:path>
        <draw:path draw:style-name="Mgr10" draw:text-style-name="MP12" draw:layer="layout" svg:width="0.813cm" svg:height="0.813cm" svg:x="13.566cm" svg:y="12.277cm" svg:viewBox="0 0 814 814" svg:d="M324 664c3 23-3 47-15 69-12 21-31 40-54 54-24 14-51 24-79 26-29 3-58 0-83-9-26-9-48-24-64-43-17-18-26-41-28-64-3-24 2-47 15-69 12-21 30-41 54-55 23-14 51-23 80-26 24-2 49 0 71 6v-296-180-1l593-76v181h-1v433c0 1 0 3 0 5 2 23-3 46-15 68-13 22-31 41-55 55-23 14-51 23-79 26s-57-1-83-9c-25-10-47-24-64-43-16-19-26-41-28-65-2-23 3-46 15-68 13-22 31-41 55-55 23-14 51-23 79-26 25-3 50 0 73 7v-315l-388 50v411c0 3 1 6 1 9z">
          <text:p/>
        </draw:path>
        <draw:path draw:style-name="Mgr10" draw:text-style-name="MP12" draw:layer="layout" svg:width="1.051cm" svg:height="1.077cm" svg:x="15.061cm" svg:y="12.859cm" svg:viewBox="0 0 1052 1078" svg:d="M419 879c3 31-4 62-20 91s-39 54-70 73c-30 18-66 31-102 34-37 4-74-1-107-12-33-13-62-32-83-57-21-24-34-54-36-85-4-31 3-62 19-91s40-54 70-73c31-18 66-31 103-34 32-4 64-1 93 8v-392-239-1l766-101v239h-2v574c0 2 0 4 0 6 4 31-3 62-19 91s-40 54-70 73c-31 18-66 31-102 34-37 4-75-1-108-12-32-13-61-32-82-57s-34-55-37-85c-3-31 4-62 20-91s39-54 70-73c30-18 66-31 103-34 32-4 64 0 94 9v-417l-501 66v545c0 3 1 7 1 11z">
          <text:p/>
        </draw:path>
        <draw:path draw:style-name="Mgr10" draw:text-style-name="MP12" draw:layer="layout" svg:width="1.051cm" svg:height="1.077cm" svg:x="16.902cm" svg:y="12cm" svg:viewBox="0 0 1052 1078" svg:d="M419 879c3 31-4 62-20 91s-39 54-70 73c-30 18-66 31-102 34-37 4-74-1-107-12-33-13-62-32-83-57-21-24-34-54-36-85-4-31 3-62 19-91s40-54 70-73c31-18 66-31 103-34 32-4 64-1 93 8v-392-239-1l766-101v239h-2v574c0 2 0 4 0 6 4 31-3 62-19 91s-40 54-70 73c-31 18-66 31-102 34-37 4-75-1-108-12-32-13-61-32-82-57s-34-55-37-85c-3-31 4-62 20-91s39-54 70-73c30-18 66-31 103-34 32-4 64 0 94 9v-417l-501 66v545c0 3 1 7 1 11z">
          <text:p/>
        </draw:path>
        <draw:path draw:style-name="Mgr10" draw:text-style-name="MP12" draw:layer="layout" svg:width="0.971cm" svg:height="0.925cm" svg:x="19.031cm" svg:y="12.396cm" svg:viewBox="0 0 972 926" svg:d="M387 755c3 27-3 53-18 78s-37 47-65 63-61 26-94 29c-34 3-69-1-99-10-31-11-57-28-77-49-19-21-31-47-33-73-3-27 3-54 18-79 15-24 36-46 64-62 29-16 61-26 96-29 29-3 58-1 85 6v-336-206-1l708-86v206h-2v492c0 2 0 4 0 6 4 26-3 53-17 78-15 24-37 46-65 62s-61 27-95 30-68-1-99-11c-30-11-57-27-76-48-20-22-31-48-34-74-3-27 3-53 18-78 15-24 37-46 65-62s61-27 95-30c30-3 59 0 88 8v-358l-464 57v468c0 3 1 6 1 9z">
          <text:p/>
        </draw:path>
        <draw:path draw:style-name="Mgr10" draw:text-style-name="MP12" draw:layer="layout" svg:width="0.971cm" svg:height="0.925cm" svg:x="20.142cm" svg:y="13.044cm" svg:viewBox="0 0 972 926" svg:d="M387 755c3 27-3 53-18 78s-37 47-65 63-61 26-94 29c-34 3-69-1-99-10-31-11-57-28-77-49-19-21-31-47-33-73-3-27 3-54 18-79 15-24 36-46 64-62 29-16 61-26 96-29 29-3 58-1 85 6v-336-206-1l708-86v206h-2v492c0 2 0 4 0 6 4 26-3 53-17 78-15 24-37 46-65 62s-61 27-95 30-68-1-99-11c-30-11-57-27-76-48-20-22-31-48-34-74-3-27 3-53 18-78 15-24 37-46 65-62s61-27 95-30c30-3 59 0 88 8v-358l-464 57v468c0 3 1 6 1 9z">
          <text:p/>
        </draw:path>
        <draw:path draw:style-name="Mgr10" draw:text-style-name="MP12" draw:layer="layout" svg:width="1.051cm" svg:height="1.077cm" svg:x="21.377cm" svg:y="12.837cm" svg:viewBox="0 0 1052 1078" svg:d="M419 879c3 31-4 62-20 91s-39 54-70 73c-30 18-66 31-102 34-37 4-74-1-107-12-33-13-62-32-83-57-21-24-34-54-36-85-4-31 3-62 19-91s40-54 70-73c31-18 66-31 103-34 32-4 64-1 93 8v-392-239-1l766-101v239h-2v574c0 2 0 4 0 6 4 31-3 62-19 91s-40 54-70 73c-31 18-66 31-102 34-37 4-75-1-108-12-32-13-61-32-82-57s-34-55-37-85c-3-31 4-62 20-91s39-54 70-73c30-18 66-31 103-34 32-4 64 0 94 9v-417l-501 66v545c0 3 1 7 1 11z">
          <text:p/>
        </draw:path>
        <draw:path draw:style-name="Mgr10" draw:text-style-name="MP12" draw:layer="layout" svg:width="0.604cm" svg:height="0.582cm" svg:x="23.026cm" svg:y="13.735cm" svg:viewBox="0 0 605 583" svg:d="M241 476c2 16-2 33-11 49-10 15-23 29-41 39-17 10-38 17-58 19-22 1-43-1-62-7-19-7-35-17-48-31-12-13-19-29-21-46-1-17 2-33 12-49 9-15 22-29 40-39 17-10 38-17 59-19 18-2 37 0 54 4v-212-129-1l440-54v129h-1v311c0 1 0 2 0 3 2 17-2 34-11 49-9 16-23 29-40 39-18 10-38 17-59 19-22 2-43 0-62-7-19-6-35-17-47-30-13-14-20-30-21-47-2-16 2-33 11-49 9-15 23-29 40-39 18-10 38-17 59-18 19-2 37 0 55 4v-225l-289 36v294c0 2 1 4 1 7z">
          <text:p/>
        </draw:path>
        <draw:path draw:style-name="Mgr10" draw:text-style-name="MP12" draw:layer="layout" svg:width="0.642cm" svg:height="0.652cm" svg:x="24.991cm" svg:y="12.934cm" svg:viewBox="0 0 643 653" svg:d="M256 533c2 18-2 37-12 55-10 17-24 32-43 44-18 11-40 18-62 20-23 3-46 0-66-7-20-8-37-19-50-34s-21-33-22-52c-3-19 2-38 11-55 10-17 25-33 43-44 19-11 40-19 63-21 19-2 39 0 57 5v-238-144-1l468-61v145h-1v348c0 1 0 2 0 3 2 19-2 38-12 55-10 18-24 33-43 44-18 11-40 19-62 21-23 2-46 0-66-7-20-8-37-20-50-35s-21-33-22-51c-3-19 2-38 11-56 10-17 25-32 43-43 19-12 40-19 63-21 20-2 39 0 58 5v-252l-307 40v330c0 2 1 4 1 7z">
          <text:p/>
        </draw:path>
        <draw:path draw:style-name="Mgr10" draw:text-style-name="MP12" draw:layer="layout" svg:width="1.261cm" svg:height="1.26cm" svg:x="26.238cm" svg:y="12.502cm" svg:viewBox="0 0 1262 1261" svg:d="M502 1029c4 36-4 72-23 106-19 33-48 63-84 85-36 21-79 36-123 40s-89-1-128-14c-40-15-74-38-99-67-26-29-41-64-44-100-4-36 4-72 23-106 20-33 48-63 84-85 37-22 79-36 124-40 37-4 76-1 111 9v-458-280-1l919-118v280h-2v671c0 2 0 4 0 7 4 37-4 73-23 107-20 33-48 63-84 84-37 22-79 37-123 41-45 4-89-1-129-15-39-14-74-37-99-66s-40-64-43-100c-4-36 4-72 23-106 19-33 48-63 84-85s79-36 124-40c38-4 77 0 113 10v-487l-602 77v637c0 4 1 8 1 14z">
          <text:p/>
        </draw:path>
      </draw:g>
      <presentation:notes style:page-layout-name="PM0">
        <draw:page-thumbnail presentation:style-name="Piano1-title" draw:layer="backgroundobjects" svg:width="17cm" svg:height="9.56cm" svg:x="2cm" svg:y="2.5cm" presentation:class="page"/>
        <draw:frame presentation:style-name="Piano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0:55:51.086831500</meta:creation-date>
    <dc:description>This work is licensed under a Creative Commons 0 License.
It makes use of the works of kka_libo_design@ashisuto.co.jp.</dc:description>
    <meta:generator>LibreOffice/24.2.7.2$Linux_AARCH64 LibreOffice_project/420$Build-2</meta:generator>
    <dc:title>Piano</dc:title>
    <meta:editing-duration>P0D</meta:editing-duration>
    <meta:editing-cycles>1</meta:editing-cycles>
    <meta:document-statistic meta:object-count="102"/>
    <meta:template xlink:type="simple" xlink:actuate="onRequest" xlink:title="Piano" xlink:href="../Piano.otp" meta:date="2025-12-09T10:55:51.087167900"/>
  </office:meta>
</office:document-meta>
</file>